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page"/>
      <style:text-properties officeooo:rsid="00186552" officeooo:paragraph-rsid="00186552"/>
    </style:style>
    <style:style style:name="P2" style:family="paragraph" style:parent-style-name="Standard">
      <style:text-properties officeooo:rsid="00186552" officeooo:paragraph-rsid="00186552"/>
    </style:style>
    <style:style style:name="P3" style:family="paragraph" style:parent-style-name="Text_20_body">
      <style:text-properties officeooo:rsid="00186552" officeooo:paragraph-rsid="00186552"/>
    </style:style>
    <style:style style:name="P4" style:family="paragraph" style:parent-style-name="Standard">
      <style:text-properties officeooo:rsid="00186552" officeooo:paragraph-rsid="001b4e26"/>
    </style:style>
    <style:style style:name="P5" style:family="paragraph" style:parent-style-name="Preformatted_20_Text">
      <style:text-properties officeooo:paragraph-rsid="0023e97a"/>
    </style:style>
    <style:style style:name="P6" style:family="paragraph" style:parent-style-name="Text_20_body">
      <style:text-properties officeooo:paragraph-rsid="0023e97a"/>
    </style:style>
    <style:style style:name="P7" style:family="paragraph" style:parent-style-name="Standard">
      <style:text-properties officeooo:rsid="0015a2b0" officeooo:paragraph-rsid="0015a2b0"/>
    </style:style>
    <style:style style:name="P8" style:family="paragraph" style:parent-style-name="Standard">
      <style:text-properties officeooo:rsid="0015a2b0" officeooo:paragraph-rsid="001c4f98"/>
    </style:style>
    <style:style style:name="P9" style:family="paragraph" style:parent-style-name="Standard">
      <style:text-properties officeooo:rsid="0015a2b0" officeooo:paragraph-rsid="0021018d"/>
    </style:style>
    <style:style style:name="P10" style:family="paragraph" style:parent-style-name="Standard">
      <style:text-properties officeooo:rsid="00176b64" officeooo:paragraph-rsid="00176b64"/>
    </style:style>
    <style:style style:name="P11" style:family="paragraph" style:parent-style-name="Standard">
      <style:text-properties officeooo:rsid="00176b64" officeooo:paragraph-rsid="001c4f98"/>
    </style:style>
    <style:style style:name="P12" style:family="paragraph" style:parent-style-name="Standard">
      <style:text-properties officeooo:rsid="00176b64" officeooo:paragraph-rsid="00243f6a"/>
    </style:style>
    <style:style style:name="P13" style:family="paragraph" style:parent-style-name="Standard">
      <style:text-properties officeooo:rsid="001c4f98" officeooo:paragraph-rsid="001c4f98"/>
    </style:style>
    <style:style style:name="P14" style:family="paragraph" style:parent-style-name="código">
      <style:text-properties officeooo:rsid="001c4f98" officeooo:paragraph-rsid="001c4f98"/>
    </style:style>
    <style:style style:name="P15" style:family="paragraph" style:parent-style-name="Standard">
      <style:text-properties officeooo:rsid="001c4f98" officeooo:paragraph-rsid="00243f6a"/>
    </style:style>
    <style:style style:name="P16" style:family="paragraph" style:parent-style-name="Standard">
      <style:text-properties fo:font-weight="bold" officeooo:rsid="001c4f98" officeooo:paragraph-rsid="001c4f98" style:font-weight-asian="bold" style:font-weight-complex="bold"/>
    </style:style>
    <style:style style:name="P17" style:family="paragraph" style:parent-style-name="código">
      <style:text-properties fo:font-weight="bold" style:font-weight-asian="bold" style:font-weight-complex="bold"/>
    </style:style>
    <style:style style:name="P18" style:family="paragraph" style:parent-style-name="Standard">
      <style:text-properties officeooo:rsid="001e30de" officeooo:paragraph-rsid="001e30de"/>
    </style:style>
    <style:style style:name="P19" style:family="paragraph" style:parent-style-name="Standard">
      <style:text-properties officeooo:paragraph-rsid="0021018d"/>
    </style:style>
    <style:style style:name="P20" style:family="paragraph" style:parent-style-name="Standard">
      <style:text-properties officeooo:rsid="00243f6a" officeooo:paragraph-rsid="00243f6a"/>
    </style:style>
    <style:style style:name="P21" style:family="paragraph" style:parent-style-name="Standard">
      <style:text-properties officeooo:paragraph-rsid="00243f6a"/>
    </style:style>
    <style:style style:name="P22" style:family="paragraph" style:parent-style-name="código">
      <style:text-properties officeooo:paragraph-rsid="00243f6a"/>
    </style:style>
    <style:style style:name="P23" style:family="paragraph" style:parent-style-name="código">
      <style:text-properties officeooo:paragraph-rsid="00183ce3"/>
    </style:style>
    <style:style style:name="P24" style:family="paragraph" style:parent-style-name="código">
      <style:text-properties officeooo:paragraph-rsid="001a023b"/>
    </style:style>
    <style:style style:name="P25" style:family="paragraph" style:parent-style-name="código">
      <style:text-properties officeooo:paragraph-rsid="001c4f98"/>
    </style:style>
    <style:style style:name="P26" style:family="paragraph" style:parent-style-name="Standard">
      <style:text-properties officeooo:rsid="00268f9f" officeooo:paragraph-rsid="00268f9f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2">
      <style:paragraph-properties fo:break-before="page"/>
      <style:text-properties officeooo:rsid="0023e97a" officeooo:paragraph-rsid="0023e97a"/>
    </style:style>
    <style:style style:name="P29" style:family="paragraph" style:parent-style-name="Standard" style:list-style-name="L1">
      <style:text-properties officeooo:rsid="0015a2b0" officeooo:paragraph-rsid="0015a2b0"/>
    </style:style>
    <style:style style:name="T1" style:family="text">
      <style:text-properties officeooo:rsid="0015a2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6b64"/>
    </style:style>
    <style:style style:name="T4" style:family="text">
      <style:text-properties style:font-name="Liberation Mono" fo:font-size="8pt" officeooo:rsid="001a023b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8pt" fo:font-weight="bold" officeooo:rsid="00183ce3" style:font-name-asian="Noto Sans Mono CJK SC" style:font-size-asian="10pt" style:font-weight-asian="bold" style:font-name-complex="Liberation Mono" style:font-size-complex="10pt" style:font-weight-complex="bold"/>
    </style:style>
    <style:style style:name="T6" style:family="text">
      <style:text-properties style:font-name="Liberation Mono" fo:font-size="8pt" fo:font-weight="bold" officeooo:rsid="001c4f98" style:font-name-asian="Noto Sans Mono CJK SC" style:font-size-asian="10pt" style:font-weight-asian="bold" style:font-name-complex="Liberation Mono" style:font-size-complex="10pt" style:font-weight-complex="bold"/>
    </style:style>
    <style:style style:name="T7" style:family="text">
      <style:text-properties style:font-name="Liberation Mono" fo:font-size="8pt" fo:font-weight="bold" officeooo:rsid="002155d3" style:font-name-asian="Noto Sans Mono CJK SC" style:font-size-asian="10pt" style:font-weight-asian="bold" style:font-name-complex="Liberation Mono" style:font-size-complex="10pt" style:font-weight-complex="bold"/>
    </style:style>
    <style:style style:name="T8" style:family="text">
      <style:text-properties officeooo:rsid="00186552"/>
    </style:style>
    <style:style style:name="T9" style:family="text">
      <style:text-properties officeooo:rsid="001c4f98"/>
    </style:style>
    <style:style style:name="T10" style:family="text">
      <style:text-properties officeooo:rsid="0023238b"/>
    </style:style>
    <style:style style:name="T11" style:family="text">
      <style:text-properties officeooo:rsid="00243f6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boratorio Flume</text:h>
      <text:p text:style-name="P7"/>
      <text:p text:style-name="P7">En este laboratorio levantaremos un <text:span text:style-name="T2">Agent</text:span> Flume, con tres compoñentes: Source, Channel e Sink</text:p>
      <text:p text:style-name="P7"/>
      <text:p text:style-name="P7"/>
      <text:list text:style-name="L1">
        <text:list-item>
          <text:p text:style-name="P29"><text:span text:style-name="T2">Source</text:span>; a source estará configurada para recibir datos en formato AVRO a través do porto especificado 400XX</text:p>
        </text:list-item>
        <text:list-item>
          <text:p text:style-name="P29"><text:span text:style-name="T2">Channel</text:span>; almacena temporalmente os datos para envialos ao sink</text:p>
        </text:list-item>
        <text:list-item>
          <text:p text:style-name="P29"><text:span text:style-name="T2">Sink</text:span>; configurado como un logger (mostrará os datos por consola)</text:p>
        </text:list-item>
      </text:list>
      <text:p text:style-name="P7"/>
      <text:p text:style-name="P7"/>
      <text:p text:style-name="P7">O laboratorio realizase na máquina hadoop.</text:p>
      <text:p text:style-name="P7"/>
      <text:p text:style-name="P7">Ficheiro de configuración do Agent</text:p>
      <text:p text:style-name="P7">~/flume/conf/flume.conf</text:p>
      <text:p text:style-name="P7"/>
      <text:p text:style-name="código"># Define a memory <text:span text:style-name="T2">channel</text:span> called ch1 on agent1</text:p>
      <text:p text:style-name="código">agent1.channels.ch1.type = memory</text:p>
      <text:p text:style-name="código"/>
      <text:p text:style-name="código"># Define an Avro <text:span text:style-name="T2">source</text:span> called avro-source1 on agent1 and tell it</text:p>
      <text:p text:style-name="código"># to bind to 0.0.0.0:41414. Connect it to channel ch1.</text:p>
      <text:p text:style-name="código">agent1.sources.avro-source1.channels = ch1</text:p>
      <text:p text:style-name="código">agent1.sources.avro-source1.type = avro</text:p>
      <text:p text:style-name="código">agent1.sources.avro-source1.bind = <text:span text:style-name="T5">x.y.z.w</text:span></text:p>
      <text:p text:style-name="código">agent1.sources.avro-source1.port = <text:span text:style-name="T5">400xx</text:span></text:p>
      <text:p text:style-name="código"/>
      <text:p text:style-name="código"># Define a logger <text:span text:style-name="T2">sink</text:span> that simply logs all events it receives</text:p>
      <text:p text:style-name="código"># and connect it to the other end of the same channel.</text:p>
      <text:p text:style-name="código">agent1.sinks.log-sink1.channel = ch1</text:p>
      <text:p text:style-name="código">agent1.sinks.log-sink1.type = logger</text:p>
      <text:p text:style-name="código"/>
      <text:p text:style-name="código"># Finally, now that we've defined all of our components, tell</text:p>
      <text:p text:style-name="código"># <text:span text:style-name="T2">agent1</text:span> which ones we want to activate.</text:p>
      <text:p text:style-name="código">agent1.channels = ch1</text:p>
      <text:p text:style-name="código">agent1.sources = avro-source1</text:p>
      <text:p text:style-name="código">agent1.sinks = log-sink1</text:p>
      <text:p text:style-name="P7"/>
      <text:p text:style-name="P2">Ollo ao enderezo IP e ao porto ao que vinculas a source. Terás que telo en conta á hora de lanzar o client máis adiante.</text:p>
      <text:p text:style-name="P7"/>
      <text:p text:style-name="P10">Lanzar a execución do Agent co seguinte comando:</text:p>
      <text:p text:style-name="P10"/>
      <text:p text:style-name="código">flume-ng agent --conf ./flume/conf/ -f flume/conf/flume.conf -Dflume.root.logger=DEBUG,console -n agent1</text:p>
      <text:p text:style-name="P10"/>
      <text:p text:style-name="P10">Neste momento o agent está correndo, á espera de que un cliente AVRO envíe datos á source para levalos ao sink (un logger que mostrará por pantalla).</text:p>
      <text:p text:style-name="P2"/>
      <text:p text:style-name="P2">Necesitarás outra consola para lanzar un cliente.</text:p>
      <text:p text:style-name="P2"/>
      <text:p text:style-name="P2">Coa seguinte liña podes utilizar un cliente avro para enviar datos á source lanzada mais arriba. Podes mandar, por exemplo, os datos do ficheiro /etc/passwd</text:p>
      <text:p text:style-name="P7"/>
      <text:p text:style-name="P23">flume-ng avro-client --conf <text:span text:style-name="T3">flume/</text:span>conf -H <text:span text:style-name="T5">x.y.z.w</text:span> -p <text:span text:style-name="T5">400xx</text:span> -F /etc/passwd -Dflume.root.logger=DEBUG,console</text:p>
      <text:p text:style-name="Standard"/>
      <text:p text:style-name="P2">Verifica que se mostra o resultado do ficheiro na primeira pantalla, no sink de tipo logger.</text:p>
      <text:p text:style-name="P2"/>
      <text:p text:style-name="P1">Realiza unha nova proba con un novo ficheiro de datos, por exemplo, un estracto do ficheiro de purchases.txt, con información sobre compras en tendas (anexo i).</text:p>
      <text:p text:style-name="P2"/>
      <text:p text:style-name="P24"><text:span text:style-name="T8">flume-ng avro-client --conf </text:span><text:span text:style-name="T3">flume/</text:span><text:span text:style-name="T8">conf -H </text:span><text:span text:style-name="T5">x.y.z.w</text:span><text:span text:style-name="T8"> -p </text:span><text:span text:style-name="T5">400xx</text:span><text:span text:style-name="T8"> -F </text:span><text:span text:style-name="T4">novo_ficheiro.txt</text:span><text:span text:style-name="T8"> -Dflume.root.logger=DEBUG,console</text:span></text:p>
      <text:p text:style-name="P2"/>
      <text:p text:style-name="P16">Sink a HDFS</text:p>
      <text:p text:style-name="P13"/>
      <text:p text:style-name="P13">Tomando como partida o Agent anterior, podemos modificalo para que o sink, en lugar de enviar todo a un logger de pantalla, envíe a HDFS. Para iso só temos que modificar unha parte, o sink.</text:p>
      <text:p text:style-name="P13"/>
      <text:p text:style-name="P8">Ficheiro de configuración do Agent : <text:span text:style-name="T9">Avro -&gt; HDFS</text:span></text:p>
      <text:p text:style-name="P8">~/flume/conf/flume-<text:span text:style-name="T9">avro-hdfs</text:span>.conf</text:p>
      <text:p text:style-name="P8"/>
      <text:p text:style-name="P25"># Define a memory <text:span text:style-name="T2">channel</text:span> called ch1 on agent1</text:p>
      <text:p text:style-name="P25">agent1.channels.ch1.type = memory</text:p>
      <text:p text:style-name="P25"/>
      <text:p text:style-name="P25"># Define an Avro <text:span text:style-name="T2">source</text:span> called avro-source1 on agent1 and tell it</text:p>
      <text:p text:style-name="P25"># to bind to 0.0.0.0:41414. Connect it to channel ch1.</text:p>
      <text:p text:style-name="P25">agent1.sources.avro-source1.channels = ch1</text:p>
      <text:p text:style-name="P25">agent1.sources.avro-source1.type = avro</text:p>
      <text:p text:style-name="P25">agent1.sources.avro-source1.bind = <text:span text:style-name="T5">x.y.z.w</text:span></text:p>
      <text:p text:style-name="P25">agent1.sources.avro-source1.port = <text:span text:style-name="T5">400xx</text:span></text:p>
      <text:p text:style-name="P25"/>
      <text:p text:style-name="P25"># Define a logger <text:span text:style-name="T2">sink</text:span> that simply logs all events it receives</text:p>
      <text:p text:style-name="P25"># and connect it to the other end of the same channel.</text:p>
      <text:p text:style-name="P25">agent1.sinks.log-sink1.channel = ch1</text:p>
      <text:p text:style-name="P25">agent1.sinks.log-sink1.type = <text:span text:style-name="T2">hdfs</text:span></text:p>
      <text:p text:style-name="P25"><text:span text:style-name="T2">agent1.sinks.log-sink1.hdfs.path = hdfs://nameservice1/user/xuwira</text:span><text:span text:style-name="T6">XX</text:span><text:span text:style-name="T2">/flumes</text:span></text:p>
      <text:p text:style-name="P25"/>
      <text:p text:style-name="P25"># Finally, now that we've defined all of our components, tell</text:p>
      <text:p text:style-name="P25"># <text:span text:style-name="T2">agent1</text:span> which ones we want to activate.</text:p>
      <text:p text:style-name="P25">agent1.channels = ch1</text:p>
      <text:p text:style-name="P25">agent1.sources = avro-source1</text:p>
      <text:p text:style-name="P25">agent1.sinks = log-sink1</text:p>
      <text:p text:style-name="P8"/>
      <text:p text:style-name="P13">Lanza o axente con esta nova configuración e despois lanza o cliente avro para escribir o texto á source:</text:p>
      <text:p text:style-name="P11"/>
      <text:p text:style-name="P25">flume-ng agent --conf ./flume/conf/ -f flume/conf/flume.conf -Dflume.root.logger=DEBUG,console -n agent1</text:p>
      <text:p text:style-name="P11"/>
      <text:p text:style-name="P13"/>
      <text:p text:style-name="P2"/>
      <text:p text:style-name="P2"/>
      <text:p text:style-name="P2"/>
      <text:p text:style-name="P4"/>
      <text:p text:style-name="P2"/>
      <text:p text:style-name="P13">Nota: Precisas coñecer o path HDFS para configurar ven as rutas:</text:p>
      <text:p text:style-name="código">[xuwira40@cdh61-login1 ~]$ hdfs getconf -confKey fs.defaultFS</text:p>
      <text:p text:style-name="código">hdfs://nameservice1</text:p>
      <text:p text:style-name="P2"/>
      <text:p text:style-name="P13">A partir da ruta principal do namenode hai que engadir /user/nome_usuario</text:p>
      <text:p text:style-name="P14">hdfs://nameservice1/user/xuwiraXX</text:p>
      <text:p text:style-name="P2"/>
      <text:p text:style-name="P2"/>
      <text:h text:style-name="P27" text:outline-level="2">Directorio como source</text:h>
      <text:p text:style-name="P9">Ficheiro de configuración do Agent : <text:span text:style-name="T9">Avro -&gt; HDFS</text:span></text:p>
      <text:p text:style-name="P19"><text:span text:style-name="T1">~/flume/conf/flume-</text:span><text:span text:style-name="T10">spooldir</text:span><text:span text:style-name="T9">-</text:span><text:span text:style-name="T10">log</text:span><text:span text:style-name="T1">.conf</text:span></text:p>
      <text:p text:style-name="P18"/>
      <text:p text:style-name="código"># Define a memory channel called ch1 on agent1</text:p>
      <text:p text:style-name="código">agent1.channels.ch1.type = memory</text:p>
      <text:p text:style-name="código"/>
      <text:p text:style-name="código"># Define an Avro source called avro-source1 on agent1 and tell it</text:p>
      <text:p text:style-name="código"># to bind to 0.0.0.0:41414. Connect it to channel ch1.</text:p>
      <text:p text:style-name="código">agent1.sources.avro-source1.channels = ch1</text:p>
      <text:p text:style-name="P17">agent1.sources.avro-source1.type = spooldir</text:p>
      <text:p text:style-name="código"><text:span text:style-name="T2">agent1.sources.avro-source1.spoolDir = /home/xunta/wir/a</text:span><text:span text:style-name="T7">XX</text:span><text:span text:style-name="T2">/mirame</text:span></text:p>
      <text:p text:style-name="P17">agent1.sources.avro-source1.fileHeader = true</text:p>
      <text:p text:style-name="código"/>
      <text:p text:style-name="código"/>
      <text:p text:style-name="código"># Define a logger sink that simply logs all events it receives</text:p>
      <text:p text:style-name="código"># and connect it to the other end of the same channel.</text:p>
      <text:p text:style-name="código">agent1.sinks.log-sink1.channel = ch1</text:p>
      <text:p text:style-name="código">agent1.sinks.log-sink1.type = logger</text:p>
      <text:p text:style-name="código"/>
      <text:p text:style-name="código"># Finally, now that we've defined all of our components, tell</text:p>
      <text:p text:style-name="código"># agent1 which ones we want to activate.</text:p>
      <text:p text:style-name="código">agent1.channels = ch1</text:p>
      <text:p text:style-name="código">agent1.sources = avro-source1</text:p>
      <text:p text:style-name="código">agent1.sinks = log-sink1</text:p>
      <text:p text:style-name="P18"/>
      <text:p text:style-name="P20">O axente quedará "vixiando" os cambios dentro do directorio indicado, e procesando as novas entradas de datos. Crea o directorio para o source:</text:p>
      <text:p text:style-name="P20"/>
      <text:p text:style-name="código">mkdir mirame</text:p>
      <text:p text:style-name="P20"/>
      <text:p text:style-name="P15">Lanza o axente con esta nova configuración e despois lanza o cliente avro para escribir o texto á source:</text:p>
      <text:p text:style-name="P12"/>
      <text:p text:style-name="P22">flume-ng agent --conf ./flume/conf/ -f flume/conf/flume-<text:span text:style-name="T11">spooldir-log</text:span>.conf -Dflume.root.logger=DEBUG,console -n agent1</text:p>
      <text:p text:style-name="P20"/>
      <text:p text:style-name="P20">Utiliza os datos do anexo.ii para crear fixheiros de texto que copiar dentro do directorio ao que apunta o source. Utiliza unha segunda consola para copiar os ficheiros pouco a pouco dentro do directorio e atende ao resultado:</text:p>
      <text:p text:style-name="P20"/>
      <text:p text:style-name="código">cp ficheiro1.csv mirame</text:p>
      <text:p text:style-name="código">cp ficheiro2.csv mirame</text:p>
      <text:p text:style-name="P21"/>
      <text:p text:style-name="código">cp ficheiro3.csv mirame</text:p>
      <text:p text:style-name="código">cp ficheiro3.csv mirame</text:p>
      <text:p text:style-name="Standard"/>
      <text:p text:style-name="P26">Finalmente, podemos mudar de novo o sink, e envialo cara HDFS.</text:p>
      <text:p text:style-name="P26"/>
      <text:p text:style-name="P26">Proposta de exercicio.</text:p>
      <text:h text:style-name="P27" text:outline-level="2">Anexo i</text:h>
      <text:p text:style-name="P3">Exemplo estracto ficheiro purchases.txt</text:p>
      <text:p text:style-name="Preformatted_20_Text">2012-01-01<text:tab/>09:00<text:tab/>San Jose<text:tab/>Men's Clothing<text:tab/>214.05<text:tab/>Amex</text:p>
      <text:p text:style-name="Preformatted_20_Text">2012-01-01<text:tab/>09:00<text:tab/>Fort Worth<text:tab/>Women's Clothing<text:tab/>153.57<text:tab/>Visa</text:p>
      <text:p text:style-name="Preformatted_20_Text">2012-01-01<text:tab/>09:00<text:tab/>San Diego<text:tab/>Music<text:tab/>66.08<text:tab/>Cash</text:p>
      <text:p text:style-name="Preformatted_20_Text">2012-01-01<text:tab/>09:00<text:tab/>Pittsburgh<text:tab/>Pet Supplies<text:tab/>493.51<text:tab/>Discover</text:p>
      <text:p text:style-name="Preformatted_20_Text">2012-01-01<text:tab/>09:00<text:tab/>Omaha<text:tab/>Children's Clothing<text:tab/>235.63<text:tab/>MasterCard</text:p>
      <text:p text:style-name="Preformatted_20_Text">2012-01-01<text:tab/>09:00<text:tab/>Stockton<text:tab/>Men's Clothing<text:tab/>247.18<text:tab/>MasterCard</text:p>
      <text:p text:style-name="Preformatted_20_Text">2012-01-01<text:tab/>09:00<text:tab/>Austin<text:tab/>Cameras<text:tab/>379.6<text:tab/>Visa</text:p>
      <text:p text:style-name="Preformatted_20_Text">2012-01-01<text:tab/>09:00<text:tab/>New York<text:tab/>Consumer Electronics<text:tab/>296.8<text:tab/>Cash</text:p>
      <text:p text:style-name="Preformatted_20_Text">2012-01-01<text:tab/>09:00<text:tab/>Corpus Christi<text:tab/>Toys<text:tab/>25.38<text:tab/>Discover</text:p>
      <text:p text:style-name="Preformatted_20_Text">2012-01-01<text:tab/>09:00<text:tab/>Fort Worth<text:tab/>Toys<text:tab/>213.88<text:tab/>Visa</text:p>
      <text:p text:style-name="Preformatted_20_Text">2012-01-01<text:tab/>09:00<text:tab/>Las Vegas<text:tab/>Video Games<text:tab/>53.26<text:tab/>Visa</text:p>
      <text:p text:style-name="Preformatted_20_Text">2012-01-01<text:tab/>09:00<text:tab/>Newark<text:tab/>Video Games<text:tab/>39.75<text:tab/>Cash</text:p>
      <text:p text:style-name="Preformatted_20_Text">2012-01-01<text:tab/>09:00<text:tab/>Austin<text:tab/>Cameras<text:tab/>469.63<text:tab/>MasterCard</text:p>
      <text:p text:style-name="Preformatted_20_Text">2012-01-01<text:tab/>09:00<text:tab/>Greensboro<text:tab/>DVDs<text:tab/>290.82<text:tab/>MasterCard</text:p>
      <text:p text:style-name="Preformatted_20_Text">2012-01-01<text:tab/>09:00<text:tab/>San Francisco<text:tab/>Music<text:tab/>260.65<text:tab/>Discover</text:p>
      <text:p text:style-name="Preformatted_20_Text">2012-01-01<text:tab/>09:00<text:tab/>Lincoln<text:tab/>Garden<text:tab/>136.9<text:tab/>Visa</text:p>
      <text:p text:style-name="Preformatted_20_Text">2012-01-01<text:tab/>09:00<text:tab/>Buffalo<text:tab/>Women's Clothing<text:tab/>483.82<text:tab/>Visa</text:p>
      <text:p text:style-name="Preformatted_20_Text">2012-01-01<text:tab/>09:00<text:tab/>San Jose<text:tab/>Women's Clothing<text:tab/>215.82<text:tab/>Cash</text:p>
      <text:p text:style-name="Preformatted_20_Text">2012-01-01<text:tab/>09:00<text:tab/>Boston<text:tab/>Cameras<text:tab/>418.94<text:tab/>Amex</text:p>
      <text:p text:style-name="Preformatted_20_Text">2012-01-01<text:tab/>09:00<text:tab/>Houston<text:tab/>Baby<text:tab/>309.16<text:tab/>Visa</text:p>
      <text:p text:style-name="Preformatted_20_Text">2012-01-01<text:tab/>09:00<text:tab/>Las Vegas<text:tab/>Books<text:tab/>93.39<text:tab/>Visa</text:p>
      <text:p text:style-name="Preformatted_20_Text">2012-01-01<text:tab/>09:00<text:tab/>Virginia Beach<text:tab/>Children's Clothing<text:tab/>376.11<text:tab/>Amex</text:p>
      <text:p text:style-name="Preformatted_20_Text">2012-01-01<text:tab/>09:01<text:tab/>Riverside<text:tab/>Consumer Electronics<text:tab/>252.88<text:tab/>Cash</text:p>
      <text:p text:style-name="Preformatted_20_Text">2012-01-01<text:tab/>09:01<text:tab/>Tulsa<text:tab/>Baby<text:tab/>205.06<text:tab/>Visa</text:p>
      <text:p text:style-name="Preformatted_20_Text">2012-01-01<text:tab/>09:01<text:tab/>Reno<text:tab/>Crafts<text:tab/>88.25<text:tab/>Visa</text:p>
      <text:p text:style-name="Preformatted_20_Text">2012-01-01<text:tab/>09:01<text:tab/>Chicago<text:tab/>Books<text:tab/>31.08<text:tab/>Cash</text:p>
      <text:p text:style-name="Preformatted_20_Text">2012-01-01<text:tab/>09:01<text:tab/>Fort Wayne<text:tab/>Men's Clothing<text:tab/>370.55<text:tab/>Amex</text:p>
      <text:p text:style-name="Preformatted_20_Text">2012-01-01<text:tab/>09:01<text:tab/>San Bernardino<text:tab/>Consumer Electronics<text:tab/>170.2<text:tab/>Cash</text:p>
      <text:p text:style-name="Preformatted_20_Text">2012-01-01<text:tab/>09:01<text:tab/>Madison<text:tab/>Men's Clothing<text:tab/>16.78<text:tab/>Visa</text:p>
      <text:p text:style-name="Preformatted_20_Text">2012-01-01<text:tab/>09:01<text:tab/>Austin<text:tab/>Sporting Goods<text:tab/>327.75<text:tab/>Discover</text:p>
      <text:p text:style-name="Preformatted_20_Text">2012-01-01<text:tab/>09:01<text:tab/>Portland<text:tab/>CDs<text:tab/>108.69<text:tab/>Amex</text:p>
      <text:p text:style-name="Preformatted_20_Text">2012-01-01<text:tab/>09:01<text:tab/>Riverside<text:tab/>Sporting Goods<text:tab/>15.41<text:tab/>Discover</text:p>
      <text:p text:style-name="Preformatted_20_Text">2012-01-01<text:tab/>09:01<text:tab/>Reno<text:tab/>Toys<text:tab/>80.46<text:tab/>Visa</text:p>
      <text:p text:style-name="Preformatted_20_Text">2012-01-01<text:tab/>09:01<text:tab/>Anchorage<text:tab/>Music<text:tab/>298.86<text:tab/>MasterCard</text:p>
      <text:p text:style-name="Preformatted_20_Text">2012-01-01<text:tab/>09:01<text:tab/>Pittsburgh<text:tab/>Sporting Goods<text:tab/>475.26<text:tab/>Amex</text:p>
      <text:p text:style-name="Preformatted_20_Text">2012-01-01<text:tab/>09:01<text:tab/>Spokane<text:tab/>Garden<text:tab/>3.85<text:tab/>Amex</text:p>
      <text:p text:style-name="Preformatted_20_Text">2012-01-01<text:tab/>09:01<text:tab/>Spokane<text:tab/>Computers<text:tab/>287.65<text:tab/>MasterCard</text:p>
      <text:p text:style-name="Preformatted_20_Text">2012-01-01<text:tab/>09:01<text:tab/>Fresno<text:tab/>CDs<text:tab/>466.64<text:tab/>MasterCard</text:p>
      <text:p text:style-name="Preformatted_20_Text">2012-01-01<text:tab/>09:01<text:tab/>Omaha<text:tab/>Baby<text:tab/>255.68<text:tab/>MasterCard</text:p>
      <text:p text:style-name="Preformatted_20_Text">2012-01-01<text:tab/>09:01<text:tab/>Anchorage<text:tab/>DVDs<text:tab/>6.38<text:tab/>Amex</text:p>
      <text:p text:style-name="Preformatted_20_Text">2012-01-01<text:tab/>09:01<text:tab/>Aurora<text:tab/>Consumer Electronics<text:tab/>117.81<text:tab/>MasterCard</text:p>
      <text:p text:style-name="Preformatted_20_Text">2012-01-01<text:tab/>09:01<text:tab/>Philadelphia<text:tab/>DVDs<text:tab/>351.31<text:tab/>Cash</text:p>
      <text:p text:style-name="Preformatted_20_Text">2012-01-01<text:tab/>09:01<text:tab/>Fremont<text:tab/>Baby<text:tab/>222.61<text:tab/>Cash</text:p>
      <text:p text:style-name="Preformatted_20_Text">2012-01-01<text:tab/>09:01<text:tab/>Anchorage<text:tab/>Crafts<text:tab/>22.36<text:tab/>Amex</text:p>
      <text:p text:style-name="Preformatted_20_Text">2012-01-01<text:tab/>09:02<text:tab/>Norfolk<text:tab/>Women's Clothing<text:tab/>189.01<text:tab/>Amex</text:p>
      <text:p text:style-name="Preformatted_20_Text">2012-01-01<text:tab/>09:02<text:tab/>Chandler<text:tab/>Books<text:tab/>414.08<text:tab/>Cash</text:p>
      <text:p text:style-name="Preformatted_20_Text">2012-01-01<text:tab/>09:02<text:tab/>Minneapolis<text:tab/>Computers<text:tab/>182.05<text:tab/>Visa</text:p>
      <text:p text:style-name="Preformatted_20_Text">2012-01-01<text:tab/>09:02<text:tab/>Honolulu<text:tab/>Cameras<text:tab/>345.18<text:tab/>Discover</text:p>
      <text:p text:style-name="Preformatted_20_Text">2012-01-01<text:tab/>09:02<text:tab/>Indianapolis<text:tab/>Books<text:tab/>135.96<text:tab/>Discover</text:p>
      <text:p text:style-name="Preformatted_20_Text">2012-01-01<text:tab/>09:02<text:tab/>Chandler<text:tab/>Books<text:tab/>344.09<text:tab/>Discover</text:p>
      <text:p text:style-name="Preformatted_20_Text"/>
      <text:p text:style-name="Preformatted_20_Text"/>
      <text:h text:style-name="P28" text:outline-level="2">Anexo ii</text:h>
      <text:p text:style-name="P6"/>
      <text:p text:style-name="Preformatted_20_Text">Municipios;Sexo;Periodo;Total</text:p>
      <text:p text:style-name="Preformatted_20_Text">15005 Arteixo;Total;2021;32.894</text:p>
      <text:p text:style-name="Preformatted_20_Text">15006 Arzúa;Total;2021;5.964</text:p>
      <text:p text:style-name="Preformatted_20_Text">15007 Baña, A;Total;2021;3.389</text:p>
      <text:p text:style-name="Preformatted_20_Text">15008 Bergondo;Total;2021;6.817</text:p>
      <text:p text:style-name="Preformatted_20_Text">15009 Betanzos;Total;2021;13.030</text:p>
      <text:p text:style-name="Preformatted_20_Text"/>
      <text:p text:style-name="P5">Municipios;Sexo;Periodo;Total</text:p>
      <text:p text:style-name="Preformatted_20_Text">15010 Boimorto;Total;2021;1.943</text:p>
      <text:p text:style-name="Preformatted_20_Text">15011 Boiro;Total;2021;18.955</text:p>
      <text:p text:style-name="Preformatted_20_Text">15012 Boqueixón;Total;2021;4.186</text:p>
      <text:p text:style-name="Preformatted_20_Text">15013 Brión;Total;2021;7.957</text:p>
      <text:p text:style-name="Preformatted_20_Text">15014 Cabana de Bergantiños;Total;2021;4.185</text:p>
      <text:p text:style-name="Preformatted_20_Text">15015 Cabanas;Total;2021;3.359</text:p>
      <text:p text:style-name="Preformatted_20_Text"/>
      <text:p text:style-name="P5">Municipios;Sexo;Periodo;Total</text:p>
      <text:p text:style-name="Preformatted_20_Text">15016 Camariñas;Total;2021;5.224</text:p>
      <text:p text:style-name="Preformatted_20_Text">15017 Cambre;Total;2021;24.616</text:p>
      <text:p text:style-name="Preformatted_20_Text">15018 Capela, A;Total;2021;1.242</text:p>
      <text:p text:style-name="Preformatted_20_Text">15019 Carballo;Total;2021;31.414</text:p>
      <text:p text:style-name="Preformatted_20_Text">15901 Cariño;Total;2021;3.763</text:p>
      <text:p text:style-name="Preformatted_20_Text">15020 Carnota;Total;2021;3.854</text:p>
      <text:p text:style-name="Preformatted_20_Text"/>
      <text:p text:style-name="P5">Municipios;Sexo;Periodo;Total</text:p>
      <text:p text:style-name="Preformatted_20_Text">15021 Carral;Total;2021;6.574</text:p>
      <text:p text:style-name="Preformatted_20_Text">15022 Cedeira;Total;2021;6.650</text:p>
      <text:p text:style-name="Preformatted_20_Text">15023 Cee;Total;2021;7.568</text:p>
      <text:p text:style-name="Preformatted_20_Text">15024 Cerceda;Total;2021;4.996</text:p>
      <text:p text:style-name="Preformatted_20_Text">15025 Cerdido;Total;2021;1.075</text:p>
      <text:p text:style-name="Preformatted_20_Text">15026 Cesuras;Total;2021;""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21T11:47:26.277859834</meta:creation-date>
    <meta:generator>LibreOffice/24.2.3.2$Windows_X86_64 LibreOffice_project/433d9c2ded56988e8a90e6b2e771ee4e6a5ab2ba</meta:generator>
    <dc:date>2022-12-11T00:07:20.040052369</dc:date>
    <meta:editing-duration>PT1H57M48S</meta:editing-duration>
    <meta:editing-cycles>10</meta:editing-cycles>
    <meta:document-statistic meta:table-count="0" meta:image-count="0" meta:object-count="0" meta:page-count="5" meta:paragraph-count="175" meta:word-count="1183" meta:character-count="8771" meta:non-whitespace-character-count="7771"/>
  </office:meta>
</office:document-meta>
</file>